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b2e9" officeooo:paragraph-rsid="001eb2e9"/>
    </style:style>
    <style:style style:name="P2" style:family="paragraph" style:parent-style-name="Standard">
      <style:text-properties officeooo:rsid="001eb2e9" officeooo:paragraph-rsid="002962ca"/>
    </style:style>
    <style:style style:name="P3" style:family="paragraph" style:parent-style-name="Standard">
      <style:text-properties officeooo:rsid="00206088" officeooo:paragraph-rsid="002962ca"/>
    </style:style>
    <style:style style:name="P4" style:family="paragraph" style:parent-style-name="Standard">
      <style:text-properties fo:font-weight="bold" officeooo:rsid="003d0f3b" officeooo:paragraph-rsid="003d0f3b" style:font-weight-asian="bold" style:font-weight-complex="bold"/>
    </style:style>
    <style:style style:name="P5" style:family="paragraph" style:parent-style-name="Standard">
      <style:text-properties fo:font-weight="bold" officeooo:rsid="0031bd12" officeooo:paragraph-rsid="0031bd12" style:font-weight-asian="bold" style:font-weight-complex="bold"/>
    </style:style>
    <style:style style:name="P6" style:family="paragraph" style:parent-style-name="Standard">
      <style:text-properties fo:font-weight="bold" officeooo:rsid="0024c357" officeooo:paragraph-rsid="0024c357" style:font-weight-asian="bold" style:font-weight-complex="bold"/>
    </style:style>
    <style:style style:name="P7" style:family="paragraph" style:parent-style-name="Standard">
      <style:text-properties officeooo:rsid="002326a6" officeooo:paragraph-rsid="002326a6"/>
    </style:style>
    <style:style style:name="P8" style:family="paragraph" style:parent-style-name="Standard">
      <style:text-properties officeooo:rsid="002326a6" officeooo:paragraph-rsid="002962ca"/>
    </style:style>
    <style:style style:name="P9" style:family="paragraph" style:parent-style-name="Standard">
      <style:text-properties officeooo:rsid="002326a6" officeooo:paragraph-rsid="0031bd12"/>
    </style:style>
    <style:style style:name="P10" style:family="paragraph" style:parent-style-name="Standard">
      <style:text-properties fo:font-weight="normal" officeooo:rsid="002326a6" officeooo:paragraph-rsid="002326a6" style:font-weight-asian="normal" style:font-weight-complex="normal"/>
    </style:style>
    <style:style style:name="P11" style:family="paragraph" style:parent-style-name="Standard">
      <style:text-properties fo:font-weight="normal" officeooo:rsid="002326a6" officeooo:paragraph-rsid="0032fd8a" style:font-weight-asian="normal" style:font-weight-complex="normal"/>
    </style:style>
    <style:style style:name="P12" style:family="paragraph" style:parent-style-name="Standard">
      <style:text-properties fo:font-weight="normal" officeooo:rsid="0024c357" officeooo:paragraph-rsid="0024c357" style:font-weight-asian="normal" style:font-weight-complex="normal"/>
    </style:style>
    <style:style style:name="P13" style:family="paragraph" style:parent-style-name="Standard">
      <style:text-properties fo:font-weight="normal" officeooo:rsid="002b4cd1" officeooo:paragraph-rsid="002b4cd1" style:font-weight-asian="normal" style:font-weight-complex="normal"/>
    </style:style>
    <style:style style:name="P14" style:family="paragraph" style:parent-style-name="Standard">
      <style:text-properties fo:font-weight="normal" officeooo:rsid="003ef9b7" officeooo:paragraph-rsid="003ef9b7" style:font-weight-asian="normal" style:font-weight-complex="normal"/>
    </style:style>
    <style:style style:name="P15" style:family="paragraph" style:parent-style-name="Standard">
      <style:text-properties fo:color="#800000" fo:font-weight="normal" officeooo:rsid="0024c357" officeooo:paragraph-rsid="0024c357" style:font-weight-asian="normal" style:font-weight-complex="normal"/>
    </style:style>
    <style:style style:name="P16" style:family="paragraph" style:parent-style-name="Standard">
      <style:text-properties fo:color="#800000" fo:font-weight="normal" officeooo:rsid="002b4cd1" officeooo:paragraph-rsid="002b4cd1" style:font-weight-asian="normal" style:font-weight-complex="normal"/>
    </style:style>
    <style:style style:name="P17" style:family="paragraph" style:parent-style-name="Standard">
      <style:text-properties fo:color="#800000" fo:font-weight="normal" officeooo:rsid="00339292" officeooo:paragraph-rsid="00339292" style:font-weight-asian="normal" style:font-weight-complex="normal"/>
    </style:style>
    <style:style style:name="P18" style:family="paragraph" style:parent-style-name="Standard">
      <style:text-properties fo:color="#800000"/>
    </style:style>
    <style:style style:name="P19" style:family="paragraph" style:parent-style-name="Standard">
      <style:text-properties fo:color="#800000" fo:font-weight="normal" officeooo:rsid="002b4cd1" officeooo:paragraph-rsid="002b4cd1" style:font-weight-asian="normal" style:font-weight-complex="normal"/>
    </style:style>
    <style:style style:name="P20" style:family="paragraph" style:parent-style-name="Standard">
      <style:text-properties fo:color="#800000" fo:font-weight="normal" officeooo:rsid="00406b8a" officeooo:paragraph-rsid="00406b8a" style:font-weight-asian="normal" style:font-weight-complex="normal"/>
    </style:style>
    <style:style style:name="P21" style:family="paragraph" style:parent-style-name="Standard">
      <style:text-properties fo:color="#800000" fo:font-weight="normal" officeooo:rsid="00623a2f" officeooo:paragraph-rsid="00623a2f" style:font-weight-asian="normal" style:font-weight-complex="normal"/>
    </style:style>
    <style:style style:name="P22" style:family="paragraph" style:parent-style-name="Standard">
      <style:text-properties fo:color="#800000" fo:font-weight="bold" officeooo:rsid="001eb2e9" officeooo:paragraph-rsid="001eb2e9" style:font-weight-asian="bold" style:font-weight-complex="bold"/>
    </style:style>
    <style:style style:name="P23" style:family="paragraph" style:parent-style-name="Standard">
      <style:text-properties fo:color="#800000" fo:font-weight="bold" officeooo:rsid="00206088" officeooo:paragraph-rsid="00206088" style:font-weight-asian="bold" style:font-weight-complex="bold"/>
    </style:style>
    <style:style style:name="P24" style:family="paragraph" style:parent-style-name="Standard">
      <style:text-properties fo:color="#800000" fo:font-weight="bold" officeooo:rsid="00206088" officeooo:paragraph-rsid="002962ca" style:font-weight-asian="bold" style:font-weight-complex="bold"/>
    </style:style>
    <style:style style:name="P25" style:family="paragraph" style:parent-style-name="Standard">
      <style:text-properties fo:color="#800000" fo:font-weight="bold" officeooo:rsid="002e2490" officeooo:paragraph-rsid="002e2490" style:font-weight-asian="bold" style:font-weight-complex="bold"/>
    </style:style>
    <style:style style:name="P26" style:family="paragraph" style:parent-style-name="Standard">
      <style:text-properties fo:color="#800000" fo:font-weight="bold" officeooo:rsid="003837b0" officeooo:paragraph-rsid="003837b0" style:font-weight-asian="bold" style:font-weight-complex="bold"/>
    </style:style>
    <style:style style:name="P27" style:family="paragraph" style:parent-style-name="Standard">
      <style:text-properties fo:color="#800000" officeooo:rsid="001eb2e9" officeooo:paragraph-rsid="00206088"/>
    </style:style>
    <style:style style:name="P28" style:family="paragraph" style:parent-style-name="Standard">
      <style:text-properties fo:font-weight="bold" officeooo:rsid="0049aecd" officeooo:paragraph-rsid="0049aecd" style:font-weight-asian="bold" style:font-weight-complex="bold"/>
    </style:style>
    <style:style style:name="P29" style:family="paragraph" style:parent-style-name="Standard">
      <style:text-properties fo:font-weight="bold" officeooo:rsid="004add8b" officeooo:paragraph-rsid="004add8b" style:font-weight-asian="bold" style:font-weight-complex="bold"/>
    </style:style>
    <style:style style:name="P30" style:family="paragraph" style:parent-style-name="Standard">
      <style:text-properties fo:font-weight="bold" officeooo:rsid="004add8b" officeooo:paragraph-rsid="00655908" style:font-weight-asian="bold" style:font-weight-complex="bold"/>
    </style:style>
    <style:style style:name="P31" style:family="paragraph" style:parent-style-name="Standard">
      <style:text-properties fo:font-weight="bold" officeooo:rsid="004e059f" officeooo:paragraph-rsid="004e059f" style:font-weight-asian="bold" style:font-weight-complex="bold"/>
    </style:style>
    <style:style style:name="P32" style:family="paragraph" style:parent-style-name="Standard">
      <style:text-properties fo:font-weight="bold" officeooo:rsid="003837b0" officeooo:paragraph-rsid="003837b0" style:font-weight-asian="bold" style:font-weight-complex="bold"/>
    </style:style>
    <style:style style:name="P33" style:family="paragraph" style:parent-style-name="Standard">
      <style:text-properties fo:font-weight="bold" officeooo:rsid="00623a2f" officeooo:paragraph-rsid="00623a2f" style:font-weight-asian="bold" style:font-weight-complex="bold"/>
    </style:style>
    <style:style style:name="P34" style:family="paragraph" style:parent-style-name="Standard">
      <style:text-properties officeooo:rsid="00206088" officeooo:paragraph-rsid="0049aecd"/>
    </style:style>
    <style:style style:name="P35" style:family="paragraph" style:parent-style-name="Standard">
      <style:text-properties officeooo:rsid="00206088" officeooo:paragraph-rsid="004a3e0f"/>
    </style:style>
    <style:style style:name="P36" style:family="paragraph" style:parent-style-name="Standard">
      <style:text-properties officeooo:rsid="00206088" officeooo:paragraph-rsid="00206088"/>
    </style:style>
    <style:style style:name="P37" style:family="paragraph" style:parent-style-name="Standard">
      <style:text-properties officeooo:rsid="00206088" officeooo:paragraph-rsid="004add8b"/>
    </style:style>
    <style:style style:name="P38" style:family="paragraph" style:parent-style-name="Standard">
      <style:text-properties officeooo:rsid="001eb2e9" officeooo:paragraph-rsid="00206088"/>
    </style:style>
    <style:style style:name="P39" style:family="paragraph" style:parent-style-name="Standard">
      <style:text-properties officeooo:rsid="004e059f" officeooo:paragraph-rsid="004e059f"/>
    </style:style>
    <style:style style:name="P40" style:family="paragraph" style:parent-style-name="Standard">
      <style:text-properties officeooo:rsid="002326a6" officeooo:paragraph-rsid="004ed2be"/>
    </style:style>
    <style:style style:name="P41" style:family="paragraph" style:parent-style-name="Standard">
      <style:text-properties officeooo:rsid="002326a6" officeooo:paragraph-rsid="002962ca"/>
    </style:style>
    <style:style style:name="P42" style:family="paragraph" style:parent-style-name="Standard">
      <style:text-properties officeooo:rsid="002326a6" officeooo:paragraph-rsid="0031bd12"/>
    </style:style>
    <style:style style:name="P43" style:family="paragraph" style:parent-style-name="Standard">
      <style:text-properties fo:font-weight="normal" officeooo:rsid="002b4cd1" officeooo:paragraph-rsid="002b4cd1" style:font-weight-asian="normal" style:font-weight-complex="normal"/>
    </style:style>
    <style:style style:name="P44" style:family="paragraph" style:parent-style-name="Standard">
      <style:text-properties fo:font-weight="normal" officeooo:rsid="00406b8a" officeooo:paragraph-rsid="00406b8a" style:font-weight-asian="normal" style:font-weight-complex="normal"/>
    </style:style>
    <style:style style:name="P45" style:family="paragraph" style:parent-style-name="Standard">
      <style:text-properties fo:font-weight="normal" officeooo:rsid="00623a2f" officeooo:paragraph-rsid="00623a2f" style:font-weight-asian="normal" style:font-weight-complex="normal"/>
    </style:style>
    <style:style style:name="P46" style:family="paragraph" style:parent-style-name="Standard">
      <style:text-properties officeooo:paragraph-rsid="005953f3"/>
    </style:style>
    <style:style style:name="P47" style:family="paragraph" style:parent-style-name="Standard">
      <style:text-properties fo:color="#000000" fo:font-weight="normal" officeooo:rsid="00623a2f" officeooo:paragraph-rsid="00623a2f" style:font-weight-asian="normal" style:font-weight-complex="normal"/>
    </style:style>
    <style:style style:name="P48" style:family="paragraph" style:parent-style-name="Standard">
      <style:text-properties fo:color="#000000" fo:font-weight="normal" officeooo:rsid="00623a2f" officeooo:paragraph-rsid="00655908" style:font-weight-asian="normal" style:font-weight-complex="normal"/>
    </style:style>
    <style:style style:name="P49" style:family="paragraph" style:parent-style-name="Standard">
      <style:text-properties fo:color="#000000" fo:font-weight="normal" officeooo:rsid="00406b8a" officeooo:paragraph-rsid="00406b8a" style:font-weight-asian="normal" style:font-weight-complex="normal"/>
    </style:style>
    <style:style style:name="P50" style:family="paragraph" style:parent-style-name="Standard">
      <style:text-properties fo:color="#000000" fo:font-weight="bold" officeooo:rsid="00655908" officeooo:paragraph-rsid="00655908" style:font-weight-asian="bold" style:font-weight-complex="bold"/>
    </style:style>
    <style:style style:name="P51" style:family="paragraph" style:parent-style-name="Standard">
      <style:text-properties fo:color="#000000" fo:font-weight="bold" officeooo:rsid="004add8b" officeooo:paragraph-rsid="00655908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962ca" style:font-weight-asian="bold" style:font-weight-complex="bold"/>
    </style:style>
    <style:style style:name="T3" style:family="text">
      <style:text-properties fo:font-weight="bold" officeooo:rsid="0031bd12" style:font-weight-asian="bold" style:font-weight-complex="bold"/>
    </style:style>
    <style:style style:name="T4" style:family="text">
      <style:text-properties fo:font-weight="bold" officeooo:rsid="0032fd8a" style:font-weight-asian="bold" style:font-weight-complex="bold"/>
    </style:style>
    <style:style style:name="T5" style:family="text">
      <style:text-properties fo:font-weight="bold" officeooo:rsid="0049aecd" style:font-weight-asian="bold" style:font-weight-complex="bold"/>
    </style:style>
    <style:style style:name="T6" style:family="text">
      <style:text-properties fo:font-weight="bold" officeooo:rsid="004add8b" style:font-weight-asian="bold" style:font-weight-complex="bold"/>
    </style:style>
    <style:style style:name="T7" style:family="text">
      <style:text-properties fo:font-weight="bold" officeooo:rsid="004ed2be" style:font-weight-asian="bold" style:font-weight-complex="bold"/>
    </style:style>
    <style:style style:name="T8" style:family="text">
      <style:text-properties fo:font-weight="bold" officeooo:rsid="00500f5c" style:font-weight-asian="bold" style:font-weight-complex="bold"/>
    </style:style>
    <style:style style:name="T9" style:family="text">
      <style:text-properties fo:font-weight="bold" officeooo:rsid="005180cb" style:font-weight-asian="bold" style:font-weight-complex="bold"/>
    </style:style>
    <style:style style:name="T10" style:family="text">
      <style:text-properties fo:font-weight="bold" officeooo:rsid="00530910" style:font-weight-asian="bold" style:font-weight-complex="bold"/>
    </style:style>
    <style:style style:name="T11" style:family="text">
      <style:text-properties fo:font-weight="bold" officeooo:rsid="00655908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4ba6d9" style:font-weight-asian="normal" style:font-weight-complex="normal"/>
    </style:style>
    <style:style style:name="T14" style:family="text">
      <style:text-properties officeooo:rsid="002962ca"/>
    </style:style>
    <style:style style:name="T15" style:family="text">
      <style:text-properties officeooo:rsid="0031bd12"/>
    </style:style>
    <style:style style:name="T16" style:family="text">
      <style:text-properties officeooo:rsid="00368dce"/>
    </style:style>
    <style:style style:name="T17" style:family="text">
      <style:text-properties fo:color="#0000cc" fo:font-size="14pt" fo:font-weight="bold" style:font-size-asian="14pt" style:font-weight-asian="bold" style:font-size-complex="14pt" style:font-weight-complex="bold"/>
    </style:style>
    <style:style style:name="T18" style:family="text">
      <style:text-properties fo:color="#0000cc" fo:font-size="14pt" fo:font-weight="bold" officeooo:rsid="004216cc" style:font-size-asian="14pt" style:font-weight-asian="bold" style:font-size-complex="14pt" style:font-weight-complex="bold"/>
    </style:style>
    <style:style style:name="T19" style:family="text">
      <style:text-properties fo:color="#800000"/>
    </style:style>
    <style:style style:name="T20" style:family="text">
      <style:text-properties fo:color="#800000" fo:font-weight="bold" style:font-weight-asian="bold" style:font-weight-complex="bold"/>
    </style:style>
    <style:style style:name="T21" style:family="text">
      <style:text-properties officeooo:rsid="004a3e0f"/>
    </style:style>
    <style:style style:name="T22" style:family="text">
      <style:text-properties officeooo:rsid="004add8b"/>
    </style:style>
    <style:style style:name="T23" style:family="text">
      <style:text-properties officeooo:rsid="0054577e"/>
    </style:style>
    <style:style style:name="T24" style:family="text">
      <style:text-properties officeooo:rsid="0057d29b"/>
    </style:style>
    <style:style style:name="T25" style:family="text">
      <style:text-properties officeooo:rsid="00655908"/>
    </style:style>
    <style:style style:name="T26" style:family="text">
      <style:text-properties fo:color="#990000" fo:font-weight="bold" officeooo:rsid="00655908" style:font-weight-asian="bold" style:font-weight-complex="bold"/>
    </style:style>
    <style:style style:name="T27" style:family="text">
      <style:text-properties fo:color="#801900" fo:font-weight="bold" officeooo:rsid="00655908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46"><text:tab/><text:span text:style-name="T17"> <text:s text:c="24"/></text:span><text:span text:style-name="T18">CHECKLIST FOR VBS</text:span></text:p>
      <text:p text:style-name="P18"/>
      <text:p text:style-name="P22">DB FILE:</text:p>
      <text:p text:style-name="P22">=======<text:span text:style-name="T24">=</text:span></text:p>
      <text:p text:style-name="P28"/>
      <text:p text:style-name="P28"><text:s/>AWS SERVER </text:p>
      <text:p text:style-name="P28">============</text:p>
      <text:p text:style-name="P34">Database <text:span text:style-name="T16">backup files </text:span>located in the <text:span text:style-name="T1">/home/ubuntu/</text:span><text:span text:style-name="T5">mysql-backup</text:span><text:span text:style-name="T1">/</text:span> directory.</text:p>
      <text:p text:style-name="P36"/>
      <text:p text:style-name="P29">Local Machine (TOSHIBA LAPTOP)</text:p>
      <text:p text:style-name="P29">=============================</text:p>
      <text:p text:style-name="P37"><text:s/><text:span text:style-name="T22">Database backup files located in </text:span><text:span text:style-name="T6">/home/karthi/mysql-backup/ </text:span><text:span text:style-name="T13">directory. </text:span><text:span text:style-name="T6"><text:s/></text:span></text:p>
      <text:p text:style-name="P37"><text:s/></text:p>
      <text:p text:style-name="P35">Database <text:span text:style-name="T21">size is approximately</text:span> <text:span text:style-name="T1">9.9M</text:span></text:p>
      <text:p text:style-name="P38"/>
      <text:p text:style-name="P27"/>
      <text:p text:style-name="P23">TEEKAY DATAJOB : </text:p>
      <text:p text:style-name="P23">================<text:span text:style-name="T24">=</text:span></text:p>
      <text:p text:style-name="P39"/>
      <text:p text:style-name="P31">AWS SERVER </text:p>
      <text:p text:style-name="P31">===========</text:p>
      <text:p text:style-name="P31"/>
      <text:p text:style-name="P40">Teekeydatajob files located in <text:span text:style-name="T7">/home/ubuntu/new/Teekaydatajob/</text:span></text:p>
      <text:p text:style-name="P7"><text:span text:style-name="T1"/></text:p>
      <text:p text:style-name="P7">it’s total size is <text:span text:style-name="T1">61M</text:span></text:p>
      <text:p text:style-name="P1"/>
      <text:p text:style-name="P7">Files inside the <text:span text:style-name="T1">/home/ubuntu/</text:span><text:span text:style-name="T8">new</text:span><text:span text:style-name="T1">/Teekaydatajob/ </text:span><text:span text:style-name="T12">is</text:span></text:p>
      <text:p text:style-name="P10"/>
      <text:p text:style-name="P15">.classpath</text:p>
      <text:p text:style-name="P15">Dockerfile</text:p>
      <text:p text:style-name="P15">.DS_Store</text:p>
      <text:p text:style-name="P15">.idea/</text:p>
      <text:p text:style-name="P15">pom.xml</text:p>
      <text:p text:style-name="P15">.project</text:p>
      <text:p text:style-name="P15">.settings/</text:p>
      <text:p text:style-name="P15">.springBeans</text:p>
      <text:p text:style-name="P15">src/</text:p>
      <text:p text:style-name="P15">target/</text:p>
      <text:p text:style-name="P15">Teekaydatajob.iml</text:p>
      <text:p text:style-name="P12"/>
      <text:p text:style-name="P24">TEEKAY <text:span text:style-name="T14">SERVICE :</text:span></text:p>
      <text:p text:style-name="P24">================<text:span text:style-name="T24">=</text:span></text:p>
      <text:p text:style-name="P3"/>
      <text:p text:style-name="P8">Teekey<text:span text:style-name="T14">service</text:span> files located in <text:span text:style-name="T1">/home/ubuntu/</text:span><text:span text:style-name="T9">new</text:span><text:span text:style-name="T1">/</text:span><text:span text:style-name="T2">Teekay_Service</text:span><text:span text:style-name="T1">/</text:span></text:p>
      <text:p text:style-name="P8"/>
      <text:p text:style-name="P8">it’s total size is <text:span text:style-name="T1">6</text:span><text:span text:style-name="T2">0</text:span><text:span text:style-name="T1">M</text:span></text:p>
      <text:p text:style-name="P2"/>
      <text:p text:style-name="P8">Files inside the <text:span text:style-name="T1">/home/ubuntu/</text:span><text:span text:style-name="T9">new</text:span><text:span text:style-name="T1">/</text:span><text:span text:style-name="T2">Teekay_Service</text:span><text:span text:style-name="T1">/ </text:span><text:span text:style-name="T12">is</text:span></text:p>
      <text:p text:style-name="P16"/>
      <text:p text:style-name="P16">.classpath</text:p>
      <text:p text:style-name="P16">Dockerfile</text:p>
      <text:p text:style-name="P16"><text:soft-page-break/>.DS_Store</text:p>
      <text:p text:style-name="P16">.mvn/</text:p>
      <text:p text:style-name="P16">mvnw</text:p>
      <text:p text:style-name="P16">mvnw.cmd</text:p>
      <text:p text:style-name="P16">pom.xml</text:p>
      <text:p text:style-name="P16">.project</text:p>
      <text:p text:style-name="P16">.settings/</text:p>
      <text:p text:style-name="P16">.springBeans</text:p>
      <text:p text:style-name="P16">src/</text:p>
      <text:p text:style-name="P13"><text:span text:style-name="T19">target/</text:span></text:p>
      <text:p text:style-name="P13"/>
      <text:p text:style-name="P25">WEB FILES (html file) : </text:p>
      <text:p text:style-name="P25">=================<text:span text:style-name="T24">= </text:span></text:p>
      <text:p text:style-name="P9"/>
      <text:p text:style-name="P9"><text:span text:style-name="T15">VBS main html file and and css </text:span>files located in <text:span text:style-name="T1">/home/ubuntu/</text:span><text:span text:style-name="T10">new</text:span><text:span text:style-name="T1">/</text:span><text:span text:style-name="T3">dist</text:span><text:span text:style-name="T1">/</text:span></text:p>
      <text:p text:style-name="P9"><text:span text:style-name="T12"/></text:p>
      <text:p text:style-name="P9"><text:span text:style-name="T12">it’s total size is </text:span><text:span text:style-name="T3">8.6M</text:span></text:p>
      <text:p text:style-name="P5"/>
      <text:p text:style-name="P11">Files inside the <text:span text:style-name="T1">/home/ubuntu/</text:span><text:span text:style-name="T10">new</text:span><text:span text:style-name="T1">/</text:span><text:span text:style-name="T4">dist</text:span><text:span text:style-name="T1">/ </text:span>is</text:p>
      <text:p text:style-name="P11"/>
      <text:p text:style-name="P17">0.9284fcd344049a1e6bfa.chunk.js</text:p>
      <text:p text:style-name="P17">1.cfddbd3ca7ccadfbbeaf.chunk.js</text:p>
      <text:p text:style-name="P17">assets/</text:p>
      <text:p text:style-name="P17">big-anchor.74b99dd47a94d0fa17ac.svg</text:p>
      <text:p text:style-name="P17">color.c7a33805ffda0d32bd2a.png</text:p>
      <text:p text:style-name="P17">Dockerfile</text:p>
      <text:p text:style-name="P17">fontawesome-webfont.674f50d287a8c48dc19b.eot</text:p>
      <text:p text:style-name="P17">fontawesome-webfont.912ec66d7572ff821749.svg</text:p>
      <text:p text:style-name="P17">fontawesome-webfont.af7ae505a9eed503f8b8.woff2</text:p>
      <text:p text:style-name="P17">fontawesome-webfont.b06871f281fee6b241d6.ttf</text:p>
      <text:p text:style-name="P17">fontawesome-webfont.fee66e712a8a08eef580.woff</text:p>
      <text:p text:style-name="P17">httpd.conf</text:p>
      <text:p text:style-name="P17">httpd-ssl.conf</text:p>
      <text:p text:style-name="P17">httpd-vhosts.conf</text:p>
      <text:p text:style-name="P17">icomoon.39963e10875aa01e42f4.svg</text:p>
      <text:p text:style-name="P17">icomoon.b31bdc1d5bd971ce6f6b.woff</text:p>
      <text:p text:style-name="P17">icomoon.cc5af097914cc3647bbc.eot</text:p>
      <text:p text:style-name="P17">icomoon.ff4306718ba34ad2bd8f.ttf</text:p>
      <text:p text:style-name="P17">index.html</text:p>
      <text:p text:style-name="P17">inline.cb25c4fd575096bbaa74.bundle.js</text:p>
      <text:p text:style-name="P17">line.567f57385ea3dde2c9ae.gif</text:p>
      <text:p text:style-name="P17">main.b305fb378270371b6884.bundle.js</text:p>
      <text:p text:style-name="P17">map2.d4e6e7d2848995b67137.svg</text:p>
      <text:p text:style-name="P17">polyfills.a297f1cae975b5b91a4b.bundle.js</text:p>
      <text:p text:style-name="P17">proxy-html.conf</text:p>
      <text:p text:style-name="P17">scripts.c489f40e9f1f7f7c4119.bundle.js</text:p>
      <text:p text:style-name="P17">styles.f56ce7b4ff7020c211f5.bundle.css</text:p>
      <text:p text:style-name="P17">Teekay-logo-without-SM.c13e75ae179847dc1fa3.svg</text:p>
      <text:p text:style-name="P17">Teekay-ship.e0443c9ea009ccf8a199.jpg</text:p>
      <text:p text:style-name="P17">vendor.338e56d4b99dd8607019.bundle.js</text:p>
      <text:p text:style-name="P6"/>
      <text:p text:style-name="P32"/>
      <text:p text:style-name="P26"><text:soft-page-break/>COMMON CSV FILE FOR TWO JAR FILES (teekay datajob and teekay service)</text:p>
      <text:p text:style-name="P26">==============================================================</text:p>
      <text:p text:style-name="P33"/>
      <text:p text:style-name="P4"><text:span text:style-name="T12">CSV File Name</text:span> teekayrulesnew1.4.csv <text:span text:style-name="T12">and</text:span> it’s size is 12K </text:p>
      <text:p text:style-name="P4"/>
      <text:p text:style-name="P14">This csv file need to communicate into both teekay datajob and teekay service docker <text:span text:style-name="T23">container</text:span>.. so <text:span text:style-name="T23">that</text:span> i have configured samba service in aws server ... </text:p>
      <text:p text:style-name="P14"/>
      <text:p text:style-name="P44"><text:span text:style-name="T23">CSV </text:span>File located at <text:span text:style-name="T1">/home/shareuser/newshare/teekayrulesnew1.4.csv</text:span></text:p>
      <text:p text:style-name="P44"><text:span text:style-name="T1"/></text:p>
      <text:p text:style-name="P20"><text:span text:style-name="T1"/></text:p>
      <text:p text:style-name="P21"><text:span text:style-name="T1">IMPORTANT <text:s/>NOTE :</text:span></text:p>
      <text:p text:style-name="P47"/>
      <text:p text:style-name="P50">AWS SERVER</text:p>
      <text:p text:style-name="P50">===========</text:p>
      <text:p text:style-name="P45">docker container <text:span text:style-name="T1">(TeekayDataJob, TeekayService and web file)</text:span> backup located in <text:span text:style-name="T1"><text:s/></text:span><text:span text:style-name="T20">/home/ubuntu/docker-teekay-backup</text:span></text:p>
      <text:p text:style-name="P45"><text:span text:style-name="T20"/></text:p>
      <text:p text:style-name="P30">Local Machine (TOSHIBA LAPTOP)</text:p>
      <text:p text:style-name="P51"><text:span text:style-name="T1">=============================</text:span></text:p>
      <text:p text:style-name="P48">docker container <text:span text:style-name="T1">(TeekayDataJob, TeekayService and web file)</text:span> backup located in <text:s/><text:span text:style-name="T27">/home/karthi/docker-teekay-backup</text:span></text:p>
      <text:p text:style-name="P49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5:45:48.624187765</meta:creation-date>
    <dc:date>2017-10-04T10:37:43.141247419</dc:date>
    <meta:editing-duration>PT1H5M20S</meta:editing-duration>
    <meta:editing-cycles>44</meta:editing-cycles>
    <meta:generator>LibreOffice/5.1.6.2$Linux_X86_64 LibreOffice_project/10m0$Build-2</meta:generator>
    <meta:document-statistic meta:table-count="0" meta:image-count="0" meta:object-count="0" meta:page-count="3" meta:paragraph-count="93" meta:word-count="241" meta:character-count="2718" meta:non-whitespace-character-count="2528"/>
  </office:meta>
</office:document-meta>
</file>